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name-complex="Verdana" style:font-size-complex="16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4pt" fo:font-weight="bold" style:font-size-asian="24pt" style:font-weight-asian="bold" style:font-name-complex="Verdana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name-complex="Verdana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5">Project I</text:p>
      <text:p text:style-name="P2"/>
      <text:p text:style-name="P2"/>
      <text:p text:style-name="P2"/>
      <text:p text:style-name="P2"/>
      <text:p text:style-name="P2"/>
      <text:p text:style-name="P2">Game</text:p>
      <text:p text:style-name="P3">Hangman</text:p>
      <text:p text:style-name="P2"/>
      <text:p text:style-name="P2"/>
      <text:p text:style-name="P2"/>
      <text:p text:style-name="P2">Course</text:p>
      <text:p text:style-name="P3">CSC11</text:p>
      <text:p text:style-name="P2"/>
      <text:p text:style-name="P2">Class ID</text:p>
      <text:p text:style-name="P3">48982</text:p>
      <text:p text:style-name="P3"/>
      <text:p text:style-name="P2"/>
      <text:p text:style-name="P2"/>
      <text:p text:style-name="P2">Author</text:p>
      <text:p text:style-name="P3">Charley Han</text:p>
      <text:p text:style-name="P3">ID: 2528080</text:p>
      <text:p text:style-name="P3"/>
      <text:p text:style-name="P3">11/08/201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6T23:15:07</meta:creation-date>
    <dc:date>2015-11-08T08:37:49.58</dc:date>
    <meta:editing-duration>PT4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5" meta:character-count="82"/>
  </office:meta>
</office:document-meta>
</file>